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  <style:text-properties fo:color="#000000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  <style:text-properties fo:color="#000000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fo:font-size="9pt" style:font-size-asian="9pt" style:font-size-complex="9pt" style:font-family-generic="roman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  <style:text-properties fo:color="#000000" fo:font-size="9pt" style:font-size-asian="9pt" style:font-size-complex="9pt" style:font-family-generic="roma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6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7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95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77" xlink:href="Http://mis.banking.gov.tw/FR/temp/47271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金額單位：新臺幣千元 ,卡</text:p>
          </table:table-cell>
          <table:table-cell table:number-columns-repeated="2" table:style-name="ce5"/>
          <table:table-cell table:style-name="ce1"/>
          <table:table-cell table:number-columns-repeated="2" table:style-name="ce5"/>
          <table:table-cell office:value-type="string" table:style-name="ce6">
            <text:p>資料月份：106 年 1 月</text:p>
          </table:table-cell>
          <table:table-cell table:number-columns-repeated="6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11">
            <text:p>逾期三個月以上</text:p>
          </table:table-cell>
          <table:table-cell office:value-type="string" table:style-name="ce11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2">
            <text:p>當月轉銷</text:p>
          </table:table-cell>
          <table:table-cell office:value-type="string" table:style-name="ce13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6">
            <text:p>餘額</text:p>
          </table:table-cell>
          <table:table-cell office:value-type="string" table:style-name="ce16">
            <text:p>分期付款</text:p>
          </table:table-cell>
          <table:table-cell office:value-type="string" table:style-name="ce16">
            <text:p>金額</text:p>
          </table:table-cell>
          <table:table-cell office:value-type="string" table:style-name="ce16">
            <text:p>現金金額</text:p>
          </table:table-cell>
          <table:table-cell office:value-type="string" table:style-name="ce17">
            <text:p>帳款占應收帳款</text:p>
          </table:table-cell>
          <table:table-cell office:value-type="string" table:style-name="ce17">
            <text:p>帳款占應收帳款</text:p>
          </table:table-cell>
          <table:table-cell office:value-type="string" table:style-name="ce18">
            <text:p>提足率</text:p>
          </table:table-cell>
          <table:table-cell office:value-type="string" table:style-name="ce19">
            <text:p>呆帳金額</text:p>
          </table:table-cell>
          <table:table-cell office:value-type="string" table:style-name="ce18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6">
            <text:p>餘額</text:p>
          </table:table-cell>
          <table:table-cell office:value-type="string" table:style-name="ce16">
            <text:p>　</text:p>
          </table:table-cell>
          <table:table-cell office:value-type="string" table:style-name="ce15">
            <text:p>　</text:p>
          </table:table-cell>
          <table:table-cell office:value-type="string" table:style-name="ce17">
            <text:p>餘額(含催收款)</text:p>
          </table:table-cell>
          <table:table-cell office:value-type="string" table:style-name="ce17">
            <text:p>餘額(含催收款)</text:p>
          </table:table-cell>
          <table:table-cell office:value-type="string" table:style-name="ce18">
            <text:p>(%)</text:p>
          </table:table-cell>
          <table:table-cell office:value-type="string" table:style-name="ce20">
            <text:p>　</text:p>
          </table:table-cell>
          <table:table-cell office:value-type="string" table:style-name="ce18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2">
            <text:p>　</text:p>
          </table:table-cell>
          <table:table-cell office:value-type="string" table:style-name="ce23">
            <text:p>之比率(%)</text:p>
          </table:table-cell>
          <table:table-cell office:value-type="string" table:style-name="ce23">
            <text:p>之比率(%)</text:p>
          </table:table-cell>
          <table:table-cell office:value-type="string" table:style-name="ce22">
            <text:p><text:s/></text:p>
          </table:table-cell>
          <table:table-cell office:value-type="string" table:style-name="ce22">
            <text:p><text:s/></text:p>
          </table:table-cell>
          <table:table-cell office:value-type="string" table:style-name="ce24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臺灣銀行</text:p>
          </table:table-cell>
          <table:table-cell office:value-type="float" office:value="237251" table:style-name="ce26">
            <text:p>237,251</text:p>
          </table:table-cell>
          <table:table-cell office:value-type="float" office:value="117561" table:style-name="ce26">
            <text:p>117,561</text:p>
          </table:table-cell>
          <table:table-cell office:value-type="float" office:value="5515" table:style-name="ce26">
            <text:p>5,515</text:p>
          </table:table-cell>
          <table:table-cell office:value-type="float" office:value="1282" table:style-name="ce26">
            <text:p>1,282</text:p>
          </table:table-cell>
          <table:table-cell office:value-type="float" office:value="222721" table:style-name="ce26">
            <text:p>222,721</text:p>
          </table:table-cell>
          <table:table-cell office:value-type="float" office:value="11593" table:style-name="ce26">
            <text:p>11,593</text:p>
          </table:table-cell>
          <table:table-cell office:value-type="float" office:value="616519" table:style-name="ce26">
            <text:p>616,519</text:p>
          </table:table-cell>
          <table:table-cell office:value-type="float" office:value="813" table:style-name="ce26">
            <text:p>813</text:p>
          </table:table-cell>
          <table:table-cell office:value-type="float" office:value="0.47743416373393927" table:style-name="ce27">
            <text:p>0.48</text:p>
          </table:table-cell>
          <table:table-cell office:value-type="float" office:value="0.22249471185376082" table:style-name="ce27">
            <text:p>0.22</text:p>
          </table:table-cell>
          <table:table-cell office:value-type="float" office:value="389.44217719784348" table:style-name="ce27">
            <text:p>389.44</text:p>
          </table:table-cell>
          <table:table-cell office:value-type="float" office:value="687" table:style-name="ce26">
            <text:p>687</text:p>
          </table:table-cell>
          <table:table-cell office:value-type="float" office:value="687" table:style-name="ce26">
            <text:p>687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臺灣土地銀行</text:p>
          </table:table-cell>
          <table:table-cell office:value-type="float" office:value="234869" table:style-name="ce26">
            <text:p>234,869</text:p>
          </table:table-cell>
          <table:table-cell office:value-type="float" office:value="129536" table:style-name="ce26">
            <text:p>129,536</text:p>
          </table:table-cell>
          <table:table-cell office:value-type="float" office:value="1826" table:style-name="ce26">
            <text:p>1,826</text:p>
          </table:table-cell>
          <table:table-cell office:value-type="float" office:value="1017" table:style-name="ce26">
            <text:p>1,017</text:p>
          </table:table-cell>
          <table:table-cell office:value-type="float" office:value="298315" table:style-name="ce26">
            <text:p>298,315</text:p>
          </table:table-cell>
          <table:table-cell office:value-type="float" office:value="55984" table:style-name="ce26">
            <text:p>55,984</text:p>
          </table:table-cell>
          <table:table-cell office:value-type="float" office:value="827092" table:style-name="ce26">
            <text:p>827,092</text:p>
          </table:table-cell>
          <table:table-cell office:value-type="float" office:value="736" table:style-name="ce26">
            <text:p>736</text:p>
          </table:table-cell>
          <table:table-cell office:value-type="float" office:value="0.4030204675782259" table:style-name="ce27">
            <text:p>0.40</text:p>
          </table:table-cell>
          <table:table-cell office:value-type="float" office:value="0.28797585439448564" table:style-name="ce27">
            <text:p>0.29</text:p>
          </table:table-cell>
          <table:table-cell office:value-type="float" office:value="873.79723566104917" table:style-name="ce27">
            <text:p>873.80</text:p>
          </table:table-cell>
          <table:table-cell office:value-type="float" office:value="1618" table:style-name="ce26">
            <text:p>1,618</text:p>
          </table:table-cell>
          <table:table-cell office:value-type="float" office:value="1618" table:style-name="ce26">
            <text:p>1,618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合作金庫商業銀行</text:p>
          </table:table-cell>
          <table:table-cell office:value-type="float" office:value="457675" table:style-name="ce26">
            <text:p>457,675</text:p>
          </table:table-cell>
          <table:table-cell office:value-type="float" office:value="280538" table:style-name="ce26">
            <text:p>280,538</text:p>
          </table:table-cell>
          <table:table-cell office:value-type="float" office:value="5334" table:style-name="ce26">
            <text:p>5,334</text:p>
          </table:table-cell>
          <table:table-cell office:value-type="float" office:value="5503" table:style-name="ce26">
            <text:p>5,503</text:p>
          </table:table-cell>
          <table:table-cell office:value-type="float" office:value="647618" table:style-name="ce26">
            <text:p>647,618</text:p>
          </table:table-cell>
          <table:table-cell office:value-type="float" office:value="229931" table:style-name="ce26">
            <text:p>229,931</text:p>
          </table:table-cell>
          <table:table-cell office:value-type="float" office:value="2448277" table:style-name="ce26">
            <text:p>2,448,277</text:p>
          </table:table-cell>
          <table:table-cell office:value-type="float" office:value="3063" table:style-name="ce26">
            <text:p>3,063</text:p>
          </table:table-cell>
          <table:table-cell office:value-type="float" office:value="0.42306978249452604" table:style-name="ce27">
            <text:p>0.42</text:p>
          </table:table-cell>
          <table:table-cell office:value-type="float" office:value="0.36535053785811755" table:style-name="ce27">
            <text:p>0.37</text:p>
          </table:table-cell>
          <table:table-cell office:value-type="float" office:value="262.295815018356" table:style-name="ce27">
            <text:p>262.3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第一商業銀行</text:p>
          </table:table-cell>
          <table:table-cell office:value-type="float" office:value="951889" table:style-name="ce26">
            <text:p>951,889</text:p>
          </table:table-cell>
          <table:table-cell office:value-type="float" office:value="639362" table:style-name="ce26">
            <text:p>639,362</text:p>
          </table:table-cell>
          <table:table-cell office:value-type="float" office:value="7057" table:style-name="ce26">
            <text:p>7,057</text:p>
          </table:table-cell>
          <table:table-cell office:value-type="float" office:value="8798" table:style-name="ce26">
            <text:p>8,798</text:p>
          </table:table-cell>
          <table:table-cell office:value-type="float" office:value="1448702" table:style-name="ce26">
            <text:p>1,448,702</text:p>
          </table:table-cell>
          <table:table-cell office:value-type="float" office:value="1191549" table:style-name="ce26">
            <text:p>1,191,549</text:p>
          </table:table-cell>
          <table:table-cell office:value-type="float" office:value="3819447" table:style-name="ce26">
            <text:p>3,819,447</text:p>
          </table:table-cell>
          <table:table-cell office:value-type="float" office:value="14222" table:style-name="ce26">
            <text:p>14,222</text:p>
          </table:table-cell>
          <table:table-cell office:value-type="float" office:value="0.18969245480179159" table:style-name="ce27">
            <text:p>0.19</text:p>
          </table:table-cell>
          <table:table-cell office:value-type="float" office:value="0" table:style-name="ce27">
            <text:p>0.00</text:p>
          </table:table-cell>
          <table:table-cell office:value-type="float" office:value="1685.2680398627583" table:style-name="ce27">
            <text:p>1,685.27</text:p>
          </table:table-cell>
          <table:table-cell office:value-type="float" office:value="5916" table:style-name="ce26">
            <text:p>5,916</text:p>
          </table:table-cell>
          <table:table-cell office:value-type="float" office:value="5916" table:style-name="ce26">
            <text:p>5,916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華南商業銀行</text:p>
          </table:table-cell>
          <table:table-cell office:value-type="float" office:value="926657" table:style-name="ce26">
            <text:p>926,657</text:p>
          </table:table-cell>
          <table:table-cell office:value-type="float" office:value="682734" table:style-name="ce26">
            <text:p>682,734</text:p>
          </table:table-cell>
          <table:table-cell office:value-type="float" office:value="11674" table:style-name="ce26">
            <text:p>11,674</text:p>
          </table:table-cell>
          <table:table-cell office:value-type="float" office:value="10771" table:style-name="ce26">
            <text:p>10,771</text:p>
          </table:table-cell>
          <table:table-cell office:value-type="float" office:value="799835" table:style-name="ce26">
            <text:p>799,835</text:p>
          </table:table-cell>
          <table:table-cell office:value-type="float" office:value="1836000" table:style-name="ce26">
            <text:p>1,836,000</text:p>
          </table:table-cell>
          <table:table-cell office:value-type="float" office:value="3711588" table:style-name="ce26">
            <text:p>3,711,588</text:p>
          </table:table-cell>
          <table:table-cell office:value-type="float" office:value="1322" table:style-name="ce26">
            <text:p>1,322</text:p>
          </table:table-cell>
          <table:table-cell office:value-type="float" office:value="0.13279206503649835" table:style-name="ce27">
            <text:p>0.13</text:p>
          </table:table-cell>
          <table:table-cell office:value-type="float" office:value="6.1088931586658233E-5" table:style-name="ce27">
            <text:p>0.00</text:p>
          </table:table-cell>
          <table:table-cell office:value-type="float" office:value="575.83428023170904" table:style-name="ce27">
            <text:p>575.8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彰化商業銀行</text:p>
          </table:table-cell>
          <table:table-cell office:value-type="float" office:value="414315" table:style-name="ce26">
            <text:p>414,315</text:p>
          </table:table-cell>
          <table:table-cell office:value-type="float" office:value="204139" table:style-name="ce26">
            <text:p>204,139</text:p>
          </table:table-cell>
          <table:table-cell office:value-type="float" office:value="2172" table:style-name="ce26">
            <text:p>2,172</text:p>
          </table:table-cell>
          <table:table-cell office:value-type="float" office:value="2754" table:style-name="ce26">
            <text:p>2,754</text:p>
          </table:table-cell>
          <table:table-cell office:value-type="float" office:value="303873" table:style-name="ce26">
            <text:p>303,873</text:p>
          </table:table-cell>
          <table:table-cell office:value-type="float" office:value="147342" table:style-name="ce26">
            <text:p>147,342</text:p>
          </table:table-cell>
          <table:table-cell office:value-type="float" office:value="1173763" table:style-name="ce26">
            <text:p>1,173,763</text:p>
          </table:table-cell>
          <table:table-cell office:value-type="float" office:value="569" table:style-name="ce26">
            <text:p>569</text:p>
          </table:table-cell>
          <table:table-cell office:value-type="float" office:value="0.15738894285337041" table:style-name="ce27">
            <text:p>0.16</text:p>
          </table:table-cell>
          <table:table-cell office:value-type="float" office:value="5.8889127889209091E-3" table:style-name="ce27">
            <text:p>0.01</text:p>
          </table:table-cell>
          <table:table-cell office:value-type="float" office:value="966.41862240030537" table:style-name="ce27">
            <text:p>966.42</text:p>
          </table:table-cell>
          <table:table-cell office:value-type="float" office:value="1490" table:style-name="ce26">
            <text:p>1,490</text:p>
          </table:table-cell>
          <table:table-cell office:value-type="float" office:value="1490" table:style-name="ce26">
            <text:p>1,49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上海商業儲蓄銀行</text:p>
          </table:table-cell>
          <table:table-cell office:value-type="float" office:value="356037" table:style-name="ce26">
            <text:p>356,037</text:p>
          </table:table-cell>
          <table:table-cell office:value-type="float" office:value="176616" table:style-name="ce26">
            <text:p>176,616</text:p>
          </table:table-cell>
          <table:table-cell office:value-type="float" office:value="1778" table:style-name="ce26">
            <text:p>1,778</text:p>
          </table:table-cell>
          <table:table-cell office:value-type="float" office:value="1587" table:style-name="ce26">
            <text:p>1,587</text:p>
          </table:table-cell>
          <table:table-cell office:value-type="float" office:value="698009" table:style-name="ce26">
            <text:p>698,009</text:p>
          </table:table-cell>
          <table:table-cell office:value-type="float" office:value="180752" table:style-name="ce26">
            <text:p>180,752</text:p>
          </table:table-cell>
          <table:table-cell office:value-type="float" office:value="968970" table:style-name="ce26">
            <text:p>968,970</text:p>
          </table:table-cell>
          <table:table-cell office:value-type="float" office:value="5520" table:style-name="ce26">
            <text:p>5,520</text:p>
          </table:table-cell>
          <table:table-cell office:value-type="float" office:value="0.79571105278062271" table:style-name="ce27">
            <text:p>0.80</text:p>
          </table:table-cell>
          <table:table-cell office:value-type="float" office:value="0.32414105514932728" table:style-name="ce27">
            <text:p>0.32</text:p>
          </table:table-cell>
          <table:table-cell office:value-type="float" office:value="705.18922193951448" table:style-name="ce27">
            <text:p>705.1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北富邦商業銀行</text:p>
          </table:table-cell>
          <table:table-cell office:value-type="float" office:value="2404632" table:style-name="ce26">
            <text:p>2,404,632</text:p>
          </table:table-cell>
          <table:table-cell office:value-type="float" office:value="1754427" table:style-name="ce26">
            <text:p>1,754,427</text:p>
          </table:table-cell>
          <table:table-cell office:value-type="float" office:value="31811" table:style-name="ce26">
            <text:p>31,811</text:p>
          </table:table-cell>
          <table:table-cell office:value-type="float" office:value="20139" table:style-name="ce26">
            <text:p>20,139</text:p>
          </table:table-cell>
          <table:table-cell office:value-type="float" office:value="6142754" table:style-name="ce26">
            <text:p>6,142,754</text:p>
          </table:table-cell>
          <table:table-cell office:value-type="float" office:value="10520064" table:style-name="ce26">
            <text:p>10,520,064</text:p>
          </table:table-cell>
          <table:table-cell office:value-type="float" office:value="19150673" table:style-name="ce26">
            <text:p>19,150,673</text:p>
          </table:table-cell>
          <table:table-cell office:value-type="float" office:value="43230" table:style-name="ce26">
            <text:p>43,230</text:p>
          </table:table-cell>
          <table:table-cell office:value-type="float" office:value="0.11364280632082625" table:style-name="ce27">
            <text:p>0.11</text:p>
          </table:table-cell>
          <table:table-cell office:value-type="float" office:value="2.2992022795968465E-4" table:style-name="ce27">
            <text:p>0.00</text:p>
          </table:table-cell>
          <table:table-cell office:value-type="float" office:value="940.73676190299022" table:style-name="ce27">
            <text:p>940.74</text:p>
          </table:table-cell>
          <table:table-cell office:value-type="float" office:value="23617" table:style-name="ce26">
            <text:p>23,617</text:p>
          </table:table-cell>
          <table:table-cell office:value-type="float" office:value="23617" table:style-name="ce26">
            <text:p>23,617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國泰世華商業銀行</text:p>
          </table:table-cell>
          <table:table-cell office:value-type="float" office:value="5907666" table:style-name="ce26">
            <text:p>5,907,666</text:p>
          </table:table-cell>
          <table:table-cell office:value-type="float" office:value="4205251" table:style-name="ce26">
            <text:p>4,205,251</text:p>
          </table:table-cell>
          <table:table-cell office:value-type="float" office:value="57478" table:style-name="ce26">
            <text:p>57,478</text:p>
          </table:table-cell>
          <table:table-cell office:value-type="float" office:value="39550" table:style-name="ce26">
            <text:p>39,550</text:p>
          </table:table-cell>
          <table:table-cell office:value-type="float" office:value="15369785" table:style-name="ce26">
            <text:p>15,369,785</text:p>
          </table:table-cell>
          <table:table-cell office:value-type="float" office:value="10767958" table:style-name="ce26">
            <text:p>10,767,958</text:p>
          </table:table-cell>
          <table:table-cell office:value-type="float" office:value="32255892" table:style-name="ce26">
            <text:p>32,255,892</text:p>
          </table:table-cell>
          <table:table-cell office:value-type="float" office:value="188478" table:style-name="ce26">
            <text:p>188,478</text:p>
          </table:table-cell>
          <table:table-cell office:value-type="float" office:value="0.12697929686945994" table:style-name="ce27">
            <text:p>0.13</text:p>
          </table:table-cell>
          <table:table-cell office:value-type="float" office:value="0" table:style-name="ce27">
            <text:p>0.00</text:p>
          </table:table-cell>
          <table:table-cell office:value-type="float" office:value="2468.2039635717319" table:style-name="ce27">
            <text:p>2,468.20</text:p>
          </table:table-cell>
          <table:table-cell office:value-type="float" office:value="30445" table:style-name="ce26">
            <text:p>30,445</text:p>
          </table:table-cell>
          <table:table-cell office:value-type="float" office:value="30445" table:style-name="ce26">
            <text:p>30,445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高雄銀行</text:p>
          </table:table-cell>
          <table:table-cell office:value-type="float" office:value="10335" table:style-name="ce26">
            <text:p>10,335</text:p>
          </table:table-cell>
          <table:table-cell office:value-type="float" office:value="4540" table:style-name="ce26">
            <text:p>4,540</text:p>
          </table:table-cell>
          <table:table-cell office:value-type="float" office:value="59" table:style-name="ce26">
            <text:p>59</text:p>
          </table:table-cell>
          <table:table-cell office:value-type="float" office:value="48" table:style-name="ce26">
            <text:p>48</text:p>
          </table:table-cell>
          <table:table-cell office:value-type="float" office:value="6995" table:style-name="ce26">
            <text:p>6,995</text:p>
          </table:table-cell>
          <table:table-cell office:value-type="float" office:value="85" table:style-name="ce26">
            <text:p>85</text:p>
          </table:table-cell>
          <table:table-cell office:value-type="float" office:value="112765" table:style-name="ce26">
            <text:p>112,765</text:p>
          </table:table-cell>
          <table:table-cell office:value-type="float" office:value="205" table:style-name="ce26">
            <text:p>205</text:p>
          </table:table-cell>
          <table:table-cell office:value-type="float" office:value="1.0238498810074135" table:style-name="ce27">
            <text:p>1.02</text:p>
          </table:table-cell>
          <table:table-cell office:value-type="float" office:value="0.90400123272895372" table:style-name="ce27">
            <text:p>0.90</text:p>
          </table:table-cell>
          <table:table-cell office:value-type="float" office:value="169.02619160395068" table:style-name="ce27">
            <text:p>169.03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兆豐國際商業銀行</text:p>
          </table:table-cell>
          <table:table-cell office:value-type="float" office:value="600551" table:style-name="ce26">
            <text:p>600,551</text:p>
          </table:table-cell>
          <table:table-cell office:value-type="float" office:value="413134" table:style-name="ce26">
            <text:p>413,134</text:p>
          </table:table-cell>
          <table:table-cell office:value-type="float" office:value="3177" table:style-name="ce26">
            <text:p>3,177</text:p>
          </table:table-cell>
          <table:table-cell office:value-type="float" office:value="5958" table:style-name="ce26">
            <text:p>5,958</text:p>
          </table:table-cell>
          <table:table-cell office:value-type="float" office:value="1185140" table:style-name="ce26">
            <text:p>1,185,140</text:p>
          </table:table-cell>
          <table:table-cell office:value-type="float" office:value="872012" table:style-name="ce26">
            <text:p>872,012</text:p>
          </table:table-cell>
          <table:table-cell office:value-type="float" office:value="2443900" table:style-name="ce26">
            <text:p>2,443,900</text:p>
          </table:table-cell>
          <table:table-cell office:value-type="float" office:value="5425" table:style-name="ce26">
            <text:p>5,425</text:p>
          </table:table-cell>
          <table:table-cell office:value-type="float" office:value="0.18872811140160708" table:style-name="ce27">
            <text:p>0.19</text:p>
          </table:table-cell>
          <table:table-cell office:value-type="float" office:value="4.5167037663013263E-2" table:style-name="ce27">
            <text:p>0.05</text:p>
          </table:table-cell>
          <table:table-cell office:value-type="float" office:value="578.77889421009854" table:style-name="ce27">
            <text:p>578.78</text:p>
          </table:table-cell>
          <table:table-cell office:value-type="float" office:value="2879" table:style-name="ce26">
            <text:p>2,879</text:p>
          </table:table-cell>
          <table:table-cell office:value-type="float" office:value="2879" table:style-name="ce26">
            <text:p>2,879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花旗(台灣)商業銀行</text:p>
          </table:table-cell>
          <table:table-cell office:value-type="float" office:value="2877031" table:style-name="ce26">
            <text:p>2,877,031</text:p>
          </table:table-cell>
          <table:table-cell office:value-type="float" office:value="2438053" table:style-name="ce26">
            <text:p>2,438,053</text:p>
          </table:table-cell>
          <table:table-cell office:value-type="float" office:value="15462" table:style-name="ce26">
            <text:p>15,462</text:p>
          </table:table-cell>
          <table:table-cell office:value-type="float" office:value="31778" table:style-name="ce26">
            <text:p>31,778</text:p>
          </table:table-cell>
          <table:table-cell office:value-type="float" office:value="16058863" table:style-name="ce26">
            <text:p>16,058,863</text:p>
          </table:table-cell>
          <table:table-cell office:value-type="float" office:value="10266947" table:style-name="ce26">
            <text:p>10,266,947</text:p>
          </table:table-cell>
          <table:table-cell office:value-type="float" office:value="21286121" table:style-name="ce26">
            <text:p>21,286,121</text:p>
          </table:table-cell>
          <table:table-cell office:value-type="float" office:value="178364" table:style-name="ce26">
            <text:p>178,364</text:p>
          </table:table-cell>
          <table:table-cell office:value-type="float" office:value="0.52513909149536564" table:style-name="ce27">
            <text:p>0.53</text:p>
          </table:table-cell>
          <table:table-cell office:value-type="float" office:value="0.10685083195228934" table:style-name="ce27">
            <text:p>0.11</text:p>
          </table:table-cell>
          <table:table-cell office:value-type="float" office:value="593.5485775865352" table:style-name="ce27">
            <text:p>593.55</text:p>
          </table:table-cell>
          <table:table-cell office:value-type="float" office:value="130181" table:style-name="ce26">
            <text:p>130,181</text:p>
          </table:table-cell>
          <table:table-cell office:value-type="float" office:value="130181" table:style-name="ce26">
            <text:p>130,18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澳盛(台灣)商業銀行</text:p>
          </table:table-cell>
          <table:table-cell office:value-type="float" office:value="537019" table:style-name="ce26">
            <text:p>537,019</text:p>
          </table:table-cell>
          <table:table-cell office:value-type="float" office:value="328046" table:style-name="ce26">
            <text:p>328,046</text:p>
          </table:table-cell>
          <table:table-cell office:value-type="float" office:value="3831" table:style-name="ce26">
            <text:p>3,831</text:p>
          </table:table-cell>
          <table:table-cell office:value-type="float" office:value="6090" table:style-name="ce26">
            <text:p>6,090</text:p>
          </table:table-cell>
          <table:table-cell office:value-type="float" office:value="2949193" table:style-name="ce26">
            <text:p>2,949,193</text:p>
          </table:table-cell>
          <table:table-cell office:value-type="float" office:value="1636228" table:style-name="ce26">
            <text:p>1,636,228</text:p>
          </table:table-cell>
          <table:table-cell office:value-type="float" office:value="2831446" table:style-name="ce26">
            <text:p>2,831,446</text:p>
          </table:table-cell>
          <table:table-cell office:value-type="float" office:value="19833" table:style-name="ce26">
            <text:p>19,833</text:p>
          </table:table-cell>
          <table:table-cell office:value-type="float" office:value="0.46893552913937236" table:style-name="ce27">
            <text:p>0.47</text:p>
          </table:table-cell>
          <table:table-cell office:value-type="float" office:value="0" table:style-name="ce27">
            <text:p>0.00</text:p>
          </table:table-cell>
          <table:table-cell office:value-type="float" office:value="220.53134039939121" table:style-name="ce27">
            <text:p>220.53</text:p>
          </table:table-cell>
          <table:table-cell office:value-type="float" office:value="12288" table:style-name="ce26">
            <text:p>12,288</text:p>
          </table:table-cell>
          <table:table-cell office:value-type="float" office:value="12288" table:style-name="ce26">
            <text:p>12,288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臺灣中小企業銀行</text:p>
          </table:table-cell>
          <table:table-cell office:value-type="float" office:value="328151" table:style-name="ce26">
            <text:p>328,151</text:p>
          </table:table-cell>
          <table:table-cell office:value-type="float" office:value="124851" table:style-name="ce26">
            <text:p>124,851</text:p>
          </table:table-cell>
          <table:table-cell office:value-type="float" office:value="536" table:style-name="ce26">
            <text:p>536</text:p>
          </table:table-cell>
          <table:table-cell office:value-type="float" office:value="1542" table:style-name="ce26">
            <text:p>1,542</text:p>
          </table:table-cell>
          <table:table-cell office:value-type="float" office:value="448666" table:style-name="ce26">
            <text:p>448,666</text:p>
          </table:table-cell>
          <table:table-cell office:value-type="float" office:value="31700" table:style-name="ce26">
            <text:p>31,700</text:p>
          </table:table-cell>
          <table:table-cell office:value-type="float" office:value="896886" table:style-name="ce26">
            <text:p>896,886</text:p>
          </table:table-cell>
          <table:table-cell office:value-type="float" office:value="2913" table:style-name="ce26">
            <text:p>2,913</text:p>
          </table:table-cell>
          <table:table-cell office:value-type="float" office:value="0.16670693017667415" table:style-name="ce27">
            <text:p>0.17</text:p>
          </table:table-cell>
          <table:table-cell office:value-type="float" office:value="2.2638225163147209E-2" table:style-name="ce27">
            <text:p>0.02</text:p>
          </table:table-cell>
          <table:table-cell office:value-type="float" office:value="142.86368709500093" table:style-name="ce27">
            <text:p>142.86</text:p>
          </table:table-cell>
          <table:table-cell office:value-type="float" office:value="1536" table:style-name="ce26">
            <text:p>1,536</text:p>
          </table:table-cell>
          <table:table-cell office:value-type="float" office:value="1536" table:style-name="ce26">
            <text:p>1,536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渣打國際商業銀行</text:p>
          </table:table-cell>
          <table:table-cell office:value-type="float" office:value="346871" table:style-name="ce26">
            <text:p>346,871</text:p>
          </table:table-cell>
          <table:table-cell office:value-type="float" office:value="210680" table:style-name="ce26">
            <text:p>210,680</text:p>
          </table:table-cell>
          <table:table-cell office:value-type="float" office:value="927" table:style-name="ce26">
            <text:p>927</text:p>
          </table:table-cell>
          <table:table-cell office:value-type="float" office:value="3334" table:style-name="ce26">
            <text:p>3,334</text:p>
          </table:table-cell>
          <table:table-cell office:value-type="float" office:value="1842820" table:style-name="ce26">
            <text:p>1,842,820</text:p>
          </table:table-cell>
          <table:table-cell office:value-type="float" office:value="540628" table:style-name="ce26">
            <text:p>540,628</text:p>
          </table:table-cell>
          <table:table-cell office:value-type="float" office:value="1294063" table:style-name="ce26">
            <text:p>1,294,063</text:p>
          </table:table-cell>
          <table:table-cell office:value-type="float" office:value="7844" table:style-name="ce26">
            <text:p>7,844</text:p>
          </table:table-cell>
          <table:table-cell office:value-type="float" office:value="0.39189612069536295" table:style-name="ce27">
            <text:p>0.39</text:p>
          </table:table-cell>
          <table:table-cell office:value-type="float" office:value="0" table:style-name="ce27">
            <text:p>0.00</text:p>
          </table:table-cell>
          <table:table-cell office:value-type="float" office:value="550.69137641564703" table:style-name="ce27">
            <text:p>550.69</text:p>
          </table:table-cell>
          <table:table-cell office:value-type="float" office:value="8776" table:style-name="ce26">
            <text:p>8,776</text:p>
          </table:table-cell>
          <table:table-cell office:value-type="float" office:value="8776" table:style-name="ce26">
            <text:p>8,776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中商業銀行</text:p>
          </table:table-cell>
          <table:table-cell office:value-type="float" office:value="204232" table:style-name="ce26">
            <text:p>204,232</text:p>
          </table:table-cell>
          <table:table-cell office:value-type="float" office:value="80231" table:style-name="ce26">
            <text:p>80,231</text:p>
          </table:table-cell>
          <table:table-cell office:value-type="float" office:value="1431" table:style-name="ce26">
            <text:p>1,431</text:p>
          </table:table-cell>
          <table:table-cell office:value-type="float" office:value="1089" table:style-name="ce26">
            <text:p>1,089</text:p>
          </table:table-cell>
          <table:table-cell office:value-type="float" office:value="280259" table:style-name="ce26">
            <text:p>280,259</text:p>
          </table:table-cell>
          <table:table-cell office:value-type="float" office:value="44353" table:style-name="ce26">
            <text:p>44,353</text:p>
          </table:table-cell>
          <table:table-cell office:value-type="float" office:value="507788" table:style-name="ce26">
            <text:p>507,788</text:p>
          </table:table-cell>
          <table:table-cell office:value-type="float" office:value="141" table:style-name="ce26">
            <text:p>141</text:p>
          </table:table-cell>
          <table:table-cell office:value-type="float" office:value="2.0442557800985082" table:style-name="ce27">
            <text:p>2.04</text:p>
          </table:table-cell>
          <table:table-cell office:value-type="float" office:value="0.87826979887360423" table:style-name="ce27">
            <text:p>0.88</text:p>
          </table:table-cell>
          <table:table-cell office:value-type="float" office:value="239.24068128176233" table:style-name="ce27">
            <text:p>239.2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匯豐(台灣)商業銀行</text:p>
          </table:table-cell>
          <table:table-cell office:value-type="float" office:value="586569" table:style-name="ce26">
            <text:p>586,569</text:p>
          </table:table-cell>
          <table:table-cell office:value-type="float" office:value="403189" table:style-name="ce26">
            <text:p>403,189</text:p>
          </table:table-cell>
          <table:table-cell office:value-type="float" office:value="6094" table:style-name="ce26">
            <text:p>6,094</text:p>
          </table:table-cell>
          <table:table-cell office:value-type="float" office:value="9940" table:style-name="ce26">
            <text:p>9,940</text:p>
          </table:table-cell>
          <table:table-cell office:value-type="float" office:value="2602689" table:style-name="ce26">
            <text:p>2,602,689</text:p>
          </table:table-cell>
          <table:table-cell office:value-type="float" office:value="1567813" table:style-name="ce26">
            <text:p>1,567,813</text:p>
          </table:table-cell>
          <table:table-cell office:value-type="float" office:value="4120105" table:style-name="ce26">
            <text:p>4,120,105</text:p>
          </table:table-cell>
          <table:table-cell office:value-type="float" office:value="46075" table:style-name="ce26">
            <text:p>46,075</text:p>
          </table:table-cell>
          <table:table-cell office:value-type="float" office:value="0.26277390445854332" table:style-name="ce27">
            <text:p>0.26</text:p>
          </table:table-cell>
          <table:table-cell office:value-type="float" office:value="0" table:style-name="ce27">
            <text:p>0.00</text:p>
          </table:table-cell>
          <table:table-cell office:value-type="float" office:value="2496.3453520254593" table:style-name="ce27">
            <text:p>2,496.35</text:p>
          </table:table-cell>
          <table:table-cell office:value-type="float" office:value="7173" table:style-name="ce26">
            <text:p>7,173</text:p>
          </table:table-cell>
          <table:table-cell office:value-type="float" office:value="7173" table:style-name="ce26">
            <text:p>7,173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華泰商業銀行</text:p>
          </table:table-cell>
          <table:table-cell office:value-type="float" office:value="10120" table:style-name="ce26">
            <text:p>10,120</text:p>
          </table:table-cell>
          <table:table-cell office:value-type="float" office:value="6045" table:style-name="ce26">
            <text:p>6,045</text:p>
          </table:table-cell>
          <table:table-cell office:value-type="float" office:value="9" table:style-name="ce26">
            <text:p>9</text:p>
          </table:table-cell>
          <table:table-cell office:value-type="float" office:value="22" table:style-name="ce26">
            <text:p>22</text:p>
          </table:table-cell>
          <table:table-cell office:value-type="float" office:value="18578" table:style-name="ce26">
            <text:p>18,578</text:p>
          </table:table-cell>
          <table:table-cell office:value-type="float" office:value="1774" table:style-name="ce26">
            <text:p>1,774</text:p>
          </table:table-cell>
          <table:table-cell office:value-type="float" office:value="51975" table:style-name="ce26">
            <text:p>51,975</text:p>
          </table:table-cell>
          <table:table-cell office:value-type="float" office:value="0" table:style-name="ce26">
            <text:p>0</text:p>
          </table:table-cell>
          <table:table-cell office:value-type="float" office:value="0.91585316173031373" table:style-name="ce27">
            <text:p>0.92</text:p>
          </table:table-cell>
          <table:table-cell office:value-type="float" office:value="0.60352761893266138" table:style-name="ce27">
            <text:p>0.60</text:p>
          </table:table-cell>
          <table:table-cell office:value-type="float" office:value="270.84775485716921" table:style-name="ce27">
            <text:p>270.85</text:p>
          </table:table-cell>
          <table:table-cell office:value-type="float" office:value="192" table:style-name="ce26">
            <text:p>192</text:p>
          </table:table-cell>
          <table:table-cell office:value-type="float" office:value="192" table:style-name="ce26">
            <text:p>192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臺灣新光商業銀行</text:p>
          </table:table-cell>
          <table:table-cell office:value-type="float" office:value="902076" table:style-name="ce26">
            <text:p>902,076</text:p>
          </table:table-cell>
          <table:table-cell office:value-type="float" office:value="482241" table:style-name="ce26">
            <text:p>482,241</text:p>
          </table:table-cell>
          <table:table-cell office:value-type="float" office:value="5907" table:style-name="ce26">
            <text:p>5,907</text:p>
          </table:table-cell>
          <table:table-cell office:value-type="float" office:value="6709" table:style-name="ce26">
            <text:p>6,709</text:p>
          </table:table-cell>
          <table:table-cell office:value-type="float" office:value="2033301" table:style-name="ce26">
            <text:p>2,033,301</text:p>
          </table:table-cell>
          <table:table-cell office:value-type="float" office:value="1445285" table:style-name="ce26">
            <text:p>1,445,285</text:p>
          </table:table-cell>
          <table:table-cell office:value-type="float" office:value="3919448" table:style-name="ce26">
            <text:p>3,919,448</text:p>
          </table:table-cell>
          <table:table-cell office:value-type="float" office:value="10105" table:style-name="ce26">
            <text:p>10,105</text:p>
          </table:table-cell>
          <table:table-cell office:value-type="float" office:value="0.22983584156347001" table:style-name="ce27">
            <text:p>0.23</text:p>
          </table:table-cell>
          <table:table-cell office:value-type="float" office:value="2.3413265813600339E-2" table:style-name="ce27">
            <text:p>0.02</text:p>
          </table:table-cell>
          <table:table-cell office:value-type="float" office:value="237.48209153334358" table:style-name="ce27">
            <text:p>237.48</text:p>
          </table:table-cell>
          <table:table-cell office:value-type="float" office:value="6824" table:style-name="ce26">
            <text:p>6,824</text:p>
          </table:table-cell>
          <table:table-cell office:value-type="float" office:value="6824" table:style-name="ce26">
            <text:p>6,824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陽信商業銀行</text:p>
          </table:table-cell>
          <table:table-cell office:value-type="float" office:value="89408" table:style-name="ce26">
            <text:p>89,408</text:p>
          </table:table-cell>
          <table:table-cell office:value-type="float" office:value="50027" table:style-name="ce26">
            <text:p>50,027</text:p>
          </table:table-cell>
          <table:table-cell office:value-type="float" office:value="1103" table:style-name="ce26">
            <text:p>1,103</text:p>
          </table:table-cell>
          <table:table-cell office:value-type="float" office:value="903" table:style-name="ce26">
            <text:p>903</text:p>
          </table:table-cell>
          <table:table-cell office:value-type="float" office:value="239982" table:style-name="ce26">
            <text:p>239,982</text:p>
          </table:table-cell>
          <table:table-cell office:value-type="float" office:value="53091" table:style-name="ce26">
            <text:p>53,091</text:p>
          </table:table-cell>
          <table:table-cell office:value-type="float" office:value="269451" table:style-name="ce26">
            <text:p>269,451</text:p>
          </table:table-cell>
          <table:table-cell office:value-type="float" office:value="230" table:style-name="ce26">
            <text:p>230</text:p>
          </table:table-cell>
          <table:table-cell office:value-type="float" office:value="0.30442515482272087" table:style-name="ce27">
            <text:p>0.30</text:p>
          </table:table-cell>
          <table:table-cell office:value-type="float" office:value="0" table:style-name="ce27">
            <text:p>0.00</text:p>
          </table:table-cell>
          <table:table-cell office:value-type="float" office:value="885.32442835390759" table:style-name="ce27">
            <text:p>885.3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三信商業銀行</text:p>
          </table:table-cell>
          <table:table-cell office:value-type="float" office:value="17011" table:style-name="ce26">
            <text:p>17,011</text:p>
          </table:table-cell>
          <table:table-cell office:value-type="float" office:value="11032" table:style-name="ce26">
            <text:p>11,032</text:p>
          </table:table-cell>
          <table:table-cell office:value-type="float" office:value="171" table:style-name="ce26">
            <text:p>171</text:p>
          </table:table-cell>
          <table:table-cell office:value-type="float" office:value="142" table:style-name="ce26">
            <text:p>142</text:p>
          </table:table-cell>
          <table:table-cell office:value-type="float" office:value="25448" table:style-name="ce26">
            <text:p>25,448</text:p>
          </table:table-cell>
          <table:table-cell office:value-type="float" office:value="15849" table:style-name="ce26">
            <text:p>15,849</text:p>
          </table:table-cell>
          <table:table-cell office:value-type="float" office:value="105315" table:style-name="ce26">
            <text:p>105,315</text:p>
          </table:table-cell>
          <table:table-cell office:value-type="float" office:value="36" table:style-name="ce26">
            <text:p>36</text:p>
          </table:table-cell>
          <table:table-cell office:value-type="float" office:value="0.31051330350835882" table:style-name="ce27">
            <text:p>0.31</text:p>
          </table:table-cell>
          <table:table-cell office:value-type="float" office:value="0" table:style-name="ce27">
            <text:p>0.00</text:p>
          </table:table-cell>
          <table:table-cell office:value-type="float" office:value="6832.6587350259615" table:style-name="ce27">
            <text:p>6,832.66</text:p>
          </table:table-cell>
          <table:table-cell office:value-type="float" office:value="225" table:style-name="ce26">
            <text:p>225</text:p>
          </table:table-cell>
          <table:table-cell office:value-type="float" office:value="225" table:style-name="ce26">
            <text:p>225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聯邦商業銀行</text:p>
          </table:table-cell>
          <table:table-cell office:value-type="float" office:value="2009096" table:style-name="ce26">
            <text:p>2,009,096</text:p>
          </table:table-cell>
          <table:table-cell office:value-type="float" office:value="1097626" table:style-name="ce26">
            <text:p>1,097,626</text:p>
          </table:table-cell>
          <table:table-cell office:value-type="float" office:value="32204" table:style-name="ce26">
            <text:p>32,204</text:p>
          </table:table-cell>
          <table:table-cell office:value-type="float" office:value="38628" table:style-name="ce26">
            <text:p>38,628</text:p>
          </table:table-cell>
          <table:table-cell office:value-type="float" office:value="4892745" table:style-name="ce26">
            <text:p>4,892,745</text:p>
          </table:table-cell>
          <table:table-cell office:value-type="float" office:value="2751469" table:style-name="ce26">
            <text:p>2,751,469</text:p>
          </table:table-cell>
          <table:table-cell office:value-type="float" office:value="7269856" table:style-name="ce26">
            <text:p>7,269,856</text:p>
          </table:table-cell>
          <table:table-cell office:value-type="float" office:value="91421" table:style-name="ce26">
            <text:p>91,421</text:p>
          </table:table-cell>
          <table:table-cell office:value-type="float" office:value="0.28734487403021103" table:style-name="ce27">
            <text:p>0.29</text:p>
          </table:table-cell>
          <table:table-cell office:value-type="float" office:value="0" table:style-name="ce27">
            <text:p>0.00</text:p>
          </table:table-cell>
          <table:table-cell office:value-type="float" office:value="121.7879285089621" table:style-name="ce27">
            <text:p>121.79</text:p>
          </table:table-cell>
          <table:table-cell office:value-type="float" office:value="14904" table:style-name="ce26">
            <text:p>14,904</text:p>
          </table:table-cell>
          <table:table-cell office:value-type="float" office:value="14904" table:style-name="ce26">
            <text:p>14,904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遠東國際商業銀行</text:p>
          </table:table-cell>
          <table:table-cell office:value-type="float" office:value="1487899" table:style-name="ce26">
            <text:p>1,487,899</text:p>
          </table:table-cell>
          <table:table-cell office:value-type="float" office:value="918391" table:style-name="ce26">
            <text:p>918,391</text:p>
          </table:table-cell>
          <table:table-cell office:value-type="float" office:value="9628" table:style-name="ce26">
            <text:p>9,628</text:p>
          </table:table-cell>
          <table:table-cell office:value-type="float" office:value="312199" table:style-name="ce26">
            <text:p>312,199</text:p>
          </table:table-cell>
          <table:table-cell office:value-type="float" office:value="5066640" table:style-name="ce26">
            <text:p>5,066,640</text:p>
          </table:table-cell>
          <table:table-cell office:value-type="float" office:value="5477968" table:style-name="ce26">
            <text:p>5,477,968</text:p>
          </table:table-cell>
          <table:table-cell office:value-type="float" office:value="4355240" table:style-name="ce26">
            <text:p>4,355,240</text:p>
          </table:table-cell>
          <table:table-cell office:value-type="float" office:value="201117" table:style-name="ce26">
            <text:p>201,117</text:p>
          </table:table-cell>
          <table:table-cell office:value-type="float" office:value="0.33807505089624851" table:style-name="ce27">
            <text:p>0.34</text:p>
          </table:table-cell>
          <table:table-cell office:value-type="float" office:value="8.2991315204952565E-2" table:style-name="ce27">
            <text:p>0.08</text:p>
          </table:table-cell>
          <table:table-cell office:value-type="float" office:value="100.4510001468182" table:style-name="ce27">
            <text:p>100.45</text:p>
          </table:table-cell>
          <table:table-cell office:value-type="float" office:value="16801" table:style-name="ce26">
            <text:p>16,801</text:p>
          </table:table-cell>
          <table:table-cell office:value-type="float" office:value="16801" table:style-name="ce26">
            <text:p>16,80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元大商業銀行</text:p>
          </table:table-cell>
          <table:table-cell office:value-type="float" office:value="583823" table:style-name="ce26">
            <text:p>583,823</text:p>
          </table:table-cell>
          <table:table-cell office:value-type="float" office:value="376495" table:style-name="ce26">
            <text:p>376,495</text:p>
          </table:table-cell>
          <table:table-cell office:value-type="float" office:value="9171" table:style-name="ce26">
            <text:p>9,171</text:p>
          </table:table-cell>
          <table:table-cell office:value-type="float" office:value="5830" table:style-name="ce26">
            <text:p>5,830</text:p>
          </table:table-cell>
          <table:table-cell office:value-type="float" office:value="473972" table:style-name="ce26">
            <text:p>473,972</text:p>
          </table:table-cell>
          <table:table-cell office:value-type="float" office:value="493946" table:style-name="ce26">
            <text:p>493,946</text:p>
          </table:table-cell>
          <table:table-cell office:value-type="float" office:value="4205893" table:style-name="ce26">
            <text:p>4,205,893</text:p>
          </table:table-cell>
          <table:table-cell office:value-type="float" office:value="724" table:style-name="ce26">
            <text:p>724</text:p>
          </table:table-cell>
          <table:table-cell office:value-type="float" office:value="0.11635712687402103" table:style-name="ce27">
            <text:p>0.12</text:p>
          </table:table-cell>
          <table:table-cell office:value-type="float" office:value="0" table:style-name="ce27">
            <text:p>0.00</text:p>
          </table:table-cell>
          <table:table-cell office:value-type="float" office:value="1160.5714560158417" table:style-name="ce27">
            <text:p>1,160.57</text:p>
          </table:table-cell>
          <table:table-cell office:value-type="float" office:value="1672" table:style-name="ce26">
            <text:p>1,672</text:p>
          </table:table-cell>
          <table:table-cell office:value-type="float" office:value="1672" table:style-name="ce26">
            <text:p>1,672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永豐商業銀行</text:p>
          </table:table-cell>
          <table:table-cell office:value-type="float" office:value="1933187" table:style-name="ce26">
            <text:p>1,933,187</text:p>
          </table:table-cell>
          <table:table-cell office:value-type="float" office:value="1154297" table:style-name="ce26">
            <text:p>1,154,297</text:p>
          </table:table-cell>
          <table:table-cell office:value-type="float" office:value="10837" table:style-name="ce26">
            <text:p>10,837</text:p>
          </table:table-cell>
          <table:table-cell office:value-type="float" office:value="12709" table:style-name="ce26">
            <text:p>12,709</text:p>
          </table:table-cell>
          <table:table-cell office:value-type="float" office:value="4862781" table:style-name="ce26">
            <text:p>4,862,781</text:p>
          </table:table-cell>
          <table:table-cell office:value-type="float" office:value="3573423" table:style-name="ce26">
            <text:p>3,573,423</text:p>
          </table:table-cell>
          <table:table-cell office:value-type="float" office:value="6298853" table:style-name="ce26">
            <text:p>6,298,853</text:p>
          </table:table-cell>
          <table:table-cell office:value-type="float" office:value="87008" table:style-name="ce26">
            <text:p>87,008</text:p>
          </table:table-cell>
          <table:table-cell office:value-type="float" office:value="0.38161686772502301" table:style-name="ce27">
            <text:p>0.38</text:p>
          </table:table-cell>
          <table:table-cell office:value-type="float" office:value="0" table:style-name="ce27">
            <text:p>0.00</text:p>
          </table:table-cell>
          <table:table-cell office:value-type="float" office:value="553.52747482534573" table:style-name="ce27">
            <text:p>553.53</text:p>
          </table:table-cell>
          <table:table-cell office:value-type="float" office:value="15128" table:style-name="ce26">
            <text:p>15,128</text:p>
          </table:table-cell>
          <table:table-cell office:value-type="float" office:value="15128" table:style-name="ce26">
            <text:p>15,128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玉山商業銀行</text:p>
          </table:table-cell>
          <table:table-cell office:value-type="float" office:value="4314117" table:style-name="ce26">
            <text:p>4,314,117</text:p>
          </table:table-cell>
          <table:table-cell office:value-type="float" office:value="3005237" table:style-name="ce26">
            <text:p>3,005,237</text:p>
          </table:table-cell>
          <table:table-cell office:value-type="float" office:value="43494" table:style-name="ce26">
            <text:p>43,494</text:p>
          </table:table-cell>
          <table:table-cell office:value-type="float" office:value="23264" table:style-name="ce26">
            <text:p>23,264</text:p>
          </table:table-cell>
          <table:table-cell office:value-type="float" office:value="11573785" table:style-name="ce26">
            <text:p>11,573,785</text:p>
          </table:table-cell>
          <table:table-cell office:value-type="float" office:value="10122425" table:style-name="ce26">
            <text:p>10,122,425</text:p>
          </table:table-cell>
          <table:table-cell office:value-type="float" office:value="25049175" table:style-name="ce26">
            <text:p>25,049,175</text:p>
          </table:table-cell>
          <table:table-cell office:value-type="float" office:value="155223" table:style-name="ce26">
            <text:p>155,223</text:p>
          </table:table-cell>
          <table:table-cell office:value-type="float" office:value="0.26321601695319125" table:style-name="ce27">
            <text:p>0.26</text:p>
          </table:table-cell>
          <table:table-cell office:value-type="float" office:value="2.2315646131223863E-2" table:style-name="ce27">
            <text:p>0.02</text:p>
          </table:table-cell>
          <table:table-cell office:value-type="float" office:value="897.74960921691149" table:style-name="ce27">
            <text:p>897.75</text:p>
          </table:table-cell>
          <table:table-cell office:value-type="float" office:value="44319" table:style-name="ce26">
            <text:p>44,319</text:p>
          </table:table-cell>
          <table:table-cell office:value-type="float" office:value="44319" table:style-name="ce26">
            <text:p>44,319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凱基商業銀行</text:p>
          </table:table-cell>
          <table:table-cell office:value-type="float" office:value="492069" table:style-name="ce26">
            <text:p>492,069</text:p>
          </table:table-cell>
          <table:table-cell office:value-type="float" office:value="197910" table:style-name="ce26">
            <text:p>197,910</text:p>
          </table:table-cell>
          <table:table-cell office:value-type="float" office:value="8815" table:style-name="ce26">
            <text:p>8,815</text:p>
          </table:table-cell>
          <table:table-cell office:value-type="float" office:value="14855" table:style-name="ce26">
            <text:p>14,855</text:p>
          </table:table-cell>
          <table:table-cell office:value-type="float" office:value="1094793" table:style-name="ce26">
            <text:p>1,094,793</text:p>
          </table:table-cell>
          <table:table-cell office:value-type="float" office:value="365045" table:style-name="ce26">
            <text:p>365,045</text:p>
          </table:table-cell>
          <table:table-cell office:value-type="float" office:value="995046" table:style-name="ce26">
            <text:p>995,046</text:p>
          </table:table-cell>
          <table:table-cell office:value-type="float" office:value="7726" table:style-name="ce26">
            <text:p>7,726</text:p>
          </table:table-cell>
          <table:table-cell office:value-type="float" office:value="1.0517564580052339" table:style-name="ce27">
            <text:p>1.05</text:p>
          </table:table-cell>
          <table:table-cell office:value-type="float" office:value="0.63877423499026964" table:style-name="ce27">
            <text:p>0.64</text:p>
          </table:table-cell>
          <table:table-cell office:value-type="float" office:value="141.63911960203325" table:style-name="ce27">
            <text:p>141.64</text:p>
          </table:table-cell>
          <table:table-cell office:value-type="float" office:value="6750" table:style-name="ce26">
            <text:p>6,750</text:p>
          </table:table-cell>
          <table:table-cell office:value-type="float" office:value="6750" table:style-name="ce26">
            <text:p>6,75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星展(台灣)商業銀行</text:p>
          </table:table-cell>
          <table:table-cell office:value-type="float" office:value="12625" table:style-name="ce26">
            <text:p>12,625</text:p>
          </table:table-cell>
          <table:table-cell office:value-type="float" office:value="5710" table:style-name="ce26">
            <text:p>5,710</text:p>
          </table:table-cell>
          <table:table-cell office:value-type="float" office:value="17" table:style-name="ce26">
            <text:p>17</text:p>
          </table:table-cell>
          <table:table-cell office:value-type="float" office:value="55" table:style-name="ce26">
            <text:p>55</text:p>
          </table:table-cell>
          <table:table-cell office:value-type="float" office:value="20878" table:style-name="ce26">
            <text:p>20,878</text:p>
          </table:table-cell>
          <table:table-cell office:value-type="float" office:value="41" table:style-name="ce26">
            <text:p>41</text:p>
          </table:table-cell>
          <table:table-cell office:value-type="float" office:value="44834" table:style-name="ce26">
            <text:p>44,834</text:p>
          </table:table-cell>
          <table:table-cell office:value-type="float" office:value="10" table:style-name="ce26">
            <text:p>10</text:p>
          </table:table-cell>
          <table:table-cell office:value-type="float" office:value="1.172418715871373" table:style-name="ce27">
            <text:p>1.17</text:p>
          </table:table-cell>
          <table:table-cell office:value-type="float" office:value="0.18023484064384881" table:style-name="ce27">
            <text:p>0.18</text:p>
          </table:table-cell>
          <table:table-cell office:value-type="float" office:value="756.3334384526438" table:style-name="ce27">
            <text:p>756.33</text:p>
          </table:table-cell>
          <table:table-cell office:value-type="float" office:value="96" table:style-name="ce26">
            <text:p>96</text:p>
          </table:table-cell>
          <table:table-cell office:value-type="float" office:value="96" table:style-name="ce26">
            <text:p>96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新國際商業銀行</text:p>
          </table:table-cell>
          <table:table-cell office:value-type="float" office:value="3817341" table:style-name="ce26">
            <text:p>3,817,341</text:p>
          </table:table-cell>
          <table:table-cell office:value-type="float" office:value="2672764" table:style-name="ce26">
            <text:p>2,672,764</text:p>
          </table:table-cell>
          <table:table-cell office:value-type="float" office:value="54405" table:style-name="ce26">
            <text:p>54,405</text:p>
          </table:table-cell>
          <table:table-cell office:value-type="float" office:value="13588" table:style-name="ce26">
            <text:p>13,588</text:p>
          </table:table-cell>
          <table:table-cell office:value-type="float" office:value="10163449" table:style-name="ce26">
            <text:p>10,163,449</text:p>
          </table:table-cell>
          <table:table-cell office:value-type="float" office:value="13468269" table:style-name="ce26">
            <text:p>13,468,269</text:p>
          </table:table-cell>
          <table:table-cell office:value-type="float" office:value="17300910" table:style-name="ce26">
            <text:p>17,300,910</text:p>
          </table:table-cell>
          <table:table-cell office:value-type="float" office:value="155648" table:style-name="ce26">
            <text:p>155,648</text:p>
          </table:table-cell>
          <table:table-cell office:value-type="float" office:value="0.22737265615804267" table:style-name="ce27">
            <text:p>0.23</text:p>
          </table:table-cell>
          <table:table-cell office:value-type="float" office:value="3.9617233331427368E-3" table:style-name="ce27">
            <text:p>0.00</text:p>
          </table:table-cell>
          <table:table-cell office:value-type="float" office:value="608.01353287726681" table:style-name="ce27">
            <text:p>608.01</text:p>
          </table:table-cell>
          <table:table-cell office:value-type="float" office:value="25829" table:style-name="ce26">
            <text:p>25,829</text:p>
          </table:table-cell>
          <table:table-cell office:value-type="float" office:value="25829" table:style-name="ce26">
            <text:p>25,829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大眾商業銀行</text:p>
          </table:table-cell>
          <table:table-cell office:value-type="float" office:value="595585" table:style-name="ce26">
            <text:p>595,585</text:p>
          </table:table-cell>
          <table:table-cell office:value-type="float" office:value="322893" table:style-name="ce26">
            <text:p>322,893</text:p>
          </table:table-cell>
          <table:table-cell office:value-type="float" office:value="7087" table:style-name="ce26">
            <text:p>7,087</text:p>
          </table:table-cell>
          <table:table-cell office:value-type="float" office:value="15169" table:style-name="ce26">
            <text:p>15,169</text:p>
          </table:table-cell>
          <table:table-cell office:value-type="float" office:value="936610" table:style-name="ce26">
            <text:p>936,610</text:p>
          </table:table-cell>
          <table:table-cell office:value-type="float" office:value="3807066" table:style-name="ce26">
            <text:p>3,807,066</text:p>
          </table:table-cell>
          <table:table-cell office:value-type="float" office:value="1877416" table:style-name="ce26">
            <text:p>1,877,416</text:p>
          </table:table-cell>
          <table:table-cell office:value-type="float" office:value="38903" table:style-name="ce26">
            <text:p>38,903</text:p>
          </table:table-cell>
          <table:table-cell office:value-type="float" office:value="0" table:style-name="ce27">
            <text:p>0.00</text:p>
          </table:table-cell>
          <table:table-cell office:value-type="float" office:value="0" table:style-name="ce27">
            <text:p>0.00</text:p>
          </table:table-cell>
          <table:table-cell office:value-type="float" office:value="503.1464137472629" table:style-name="ce27">
            <text:p>503.15</text:p>
          </table:table-cell>
          <table:table-cell office:value-type="float" office:value="10150" table:style-name="ce26">
            <text:p>10,150</text:p>
          </table:table-cell>
          <table:table-cell office:value-type="float" office:value="10150" table:style-name="ce26">
            <text:p>10,15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日盛國際商業銀行</text:p>
          </table:table-cell>
          <table:table-cell office:value-type="float" office:value="174183" table:style-name="ce26">
            <text:p>174,183</text:p>
          </table:table-cell>
          <table:table-cell office:value-type="float" office:value="98159" table:style-name="ce26">
            <text:p>98,159</text:p>
          </table:table-cell>
          <table:table-cell office:value-type="float" office:value="430" table:style-name="ce26">
            <text:p>430</text:p>
          </table:table-cell>
          <table:table-cell office:value-type="float" office:value="753" table:style-name="ce26">
            <text:p>753</text:p>
          </table:table-cell>
          <table:table-cell office:value-type="float" office:value="423045" table:style-name="ce26">
            <text:p>423,045</text:p>
          </table:table-cell>
          <table:table-cell office:value-type="float" office:value="207197" table:style-name="ce26">
            <text:p>207,197</text:p>
          </table:table-cell>
          <table:table-cell office:value-type="float" office:value="365612" table:style-name="ce26">
            <text:p>365,612</text:p>
          </table:table-cell>
          <table:table-cell office:value-type="float" office:value="7133" table:style-name="ce26">
            <text:p>7,133</text:p>
          </table:table-cell>
          <table:table-cell office:value-type="float" office:value="0.2160442089944439" table:style-name="ce27">
            <text:p>0.22</text:p>
          </table:table-cell>
          <table:table-cell office:value-type="float" office:value="0" table:style-name="ce27">
            <text:p>0.00</text:p>
          </table:table-cell>
          <table:table-cell office:value-type="float" office:value="200.51337533677" table:style-name="ce27">
            <text:p>200.51</text:p>
          </table:table-cell>
          <table:table-cell office:value-type="float" office:value="1551" table:style-name="ce26">
            <text:p>1,551</text:p>
          </table:table-cell>
          <table:table-cell office:value-type="float" office:value="1551" table:style-name="ce26">
            <text:p>1,551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安泰商業銀行</text:p>
          </table:table-cell>
          <table:table-cell office:value-type="float" office:value="181301" table:style-name="ce26">
            <text:p>181,301</text:p>
          </table:table-cell>
          <table:table-cell office:value-type="float" office:value="69567" table:style-name="ce26">
            <text:p>69,567</text:p>
          </table:table-cell>
          <table:table-cell office:value-type="float" office:value="519" table:style-name="ce26">
            <text:p>519</text:p>
          </table:table-cell>
          <table:table-cell office:value-type="float" office:value="402" table:style-name="ce26">
            <text:p>402</text:p>
          </table:table-cell>
          <table:table-cell office:value-type="float" office:value="363162" table:style-name="ce26">
            <text:p>363,162</text:p>
          </table:table-cell>
          <table:table-cell office:value-type="float" office:value="1315730" table:style-name="ce26">
            <text:p>1,315,730</text:p>
          </table:table-cell>
          <table:table-cell office:value-type="float" office:value="449682" table:style-name="ce26">
            <text:p>449,682</text:p>
          </table:table-cell>
          <table:table-cell office:value-type="float" office:value="721" table:style-name="ce26">
            <text:p>721</text:p>
          </table:table-cell>
          <table:table-cell office:value-type="float" office:value="0.31611757727645901" table:style-name="ce27">
            <text:p>0.32</text:p>
          </table:table-cell>
          <table:table-cell office:value-type="float" office:value="1.5417974412054695E-2" table:style-name="ce27">
            <text:p>0.02</text:p>
          </table:table-cell>
          <table:table-cell office:value-type="float" office:value="191.19049277797592" table:style-name="ce27">
            <text:p>191.1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中國信託商業銀行</text:p>
          </table:table-cell>
          <table:table-cell office:value-type="float" office:value="6014181" table:style-name="ce26">
            <text:p>6,014,181</text:p>
          </table:table-cell>
          <table:table-cell office:value-type="float" office:value="3871986" table:style-name="ce26">
            <text:p>3,871,986</text:p>
          </table:table-cell>
          <table:table-cell office:value-type="float" office:value="64863" table:style-name="ce26">
            <text:p>64,863</text:p>
          </table:table-cell>
          <table:table-cell office:value-type="float" office:value="33265" table:style-name="ce26">
            <text:p>33,265</text:p>
          </table:table-cell>
          <table:table-cell office:value-type="float" office:value="14981748" table:style-name="ce26">
            <text:p>14,981,748</text:p>
          </table:table-cell>
          <table:table-cell office:value-type="float" office:value="13148452" table:style-name="ce26">
            <text:p>13,148,452</text:p>
          </table:table-cell>
          <table:table-cell office:value-type="float" office:value="25009487" table:style-name="ce26">
            <text:p>25,009,487</text:p>
          </table:table-cell>
          <table:table-cell office:value-type="float" office:value="582425" table:style-name="ce26">
            <text:p>582,425</text:p>
          </table:table-cell>
          <table:table-cell office:value-type="float" office:value="0.16021831209644663" table:style-name="ce27">
            <text:p>0.16</text:p>
          </table:table-cell>
          <table:table-cell office:value-type="float" office:value="4.345809936370155E-4" table:style-name="ce27">
            <text:p>0.00</text:p>
          </table:table-cell>
          <table:table-cell office:value-type="float" office:value="632.97156241906021" table:style-name="ce27">
            <text:p>632.97</text:p>
          </table:table-cell>
          <table:table-cell office:value-type="float" office:value="63420" table:style-name="ce26">
            <text:p>63,420</text:p>
          </table:table-cell>
          <table:table-cell office:value-type="float" office:value="63420" table:style-name="ce26">
            <text:p>63,420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灣樂天信用卡股份有限公司</text:p>
          </table:table-cell>
          <table:table-cell office:value-type="float" office:value="221248" table:style-name="ce26">
            <text:p>221,248</text:p>
          </table:table-cell>
          <table:table-cell office:value-type="float" office:value="160410" table:style-name="ce26">
            <text:p>160,410</text:p>
          </table:table-cell>
          <table:table-cell office:value-type="float" office:value="13022" table:style-name="ce26">
            <text:p>13,022</text:p>
          </table:table-cell>
          <table:table-cell office:value-type="float" office:value="546" table:style-name="ce26">
            <text:p>546</text:p>
          </table:table-cell>
          <table:table-cell office:value-type="float" office:value="140372" table:style-name="ce26">
            <text:p>140,372</text:p>
          </table:table-cell>
          <table:table-cell office:value-type="float" office:value="265423" table:style-name="ce26">
            <text:p>265,423</text:p>
          </table:table-cell>
          <table:table-cell office:value-type="float" office:value="737779" table:style-name="ce26">
            <text:p>737,779</text:p>
          </table:table-cell>
          <table:table-cell office:value-type="float" office:value="1456" table:style-name="ce26">
            <text:p>1,456</text:p>
          </table:table-cell>
          <table:table-cell office:value-type="float" office:value="0.16564991984009661" table:style-name="ce27">
            <text:p>0.17</text:p>
          </table:table-cell>
          <table:table-cell office:value-type="float" office:value="2.1153886193757937E-2" table:style-name="ce27">
            <text:p>0.02</text:p>
          </table:table-cell>
          <table:table-cell office:value-type="float" office:value="269.73060782455661" table:style-name="ce27">
            <text:p>269.73</text:p>
          </table:table-cell>
          <table:table-cell office:value-type="float" office:value="787" table:style-name="ce26">
            <text:p>787</text:p>
          </table:table-cell>
          <table:table-cell office:value-type="float" office:value="787" table:style-name="ce26">
            <text:p>787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灣美國運通國際(股)公司</text:p>
          </table:table-cell>
          <table:table-cell office:value-type="float" office:value="170083" table:style-name="ce26">
            <text:p>170,083</text:p>
          </table:table-cell>
          <table:table-cell office:value-type="float" office:value="113398" table:style-name="ce26">
            <text:p>113,398</text:p>
          </table:table-cell>
          <table:table-cell office:value-type="float" office:value="2747" table:style-name="ce26">
            <text:p>2,747</text:p>
          </table:table-cell>
          <table:table-cell office:value-type="float" office:value="2728" table:style-name="ce26">
            <text:p>2,728</text:p>
          </table:table-cell>
          <table:table-cell office:value-type="float" office:value="352883" table:style-name="ce26">
            <text:p>352,883</text:p>
          </table:table-cell>
          <table:table-cell office:value-type="float" office:value="0" table:style-name="ce26">
            <text:p>0</text:p>
          </table:table-cell>
          <table:table-cell office:value-type="float" office:value="4091477" table:style-name="ce26">
            <text:p>4,091,477</text:p>
          </table:table-cell>
          <table:table-cell office:value-type="float" office:value="1890" table:style-name="ce26">
            <text:p>1,890</text:p>
          </table:table-cell>
          <table:table-cell office:value-type="float" office:value="0.14063899333820706" table:style-name="ce27">
            <text:p>0.14</text:p>
          </table:table-cell>
          <table:table-cell office:value-type="float" office:value="0" table:style-name="ce27">
            <text:p>0.00</text:p>
          </table:table-cell>
          <table:table-cell office:value-type="float" office:value="399.99607100673086" table:style-name="ce27">
            <text:p>400.00</text:p>
          </table:table-cell>
          <table:table-cell office:value-type="float" office:value="4198" table:style-name="ce26">
            <text:p>4,198</text:p>
          </table:table-cell>
          <table:table-cell office:value-type="float" office:value="4198" table:style-name="ce26">
            <text:p>4,198</text:p>
          </table:table-cell>
          <table:table-cell table:number-columns-repeated="16370"/>
        </table:table-row>
        <table:table-row table:style-name="ro2">
          <table:table-cell office:value-type="string" table:style-name="ce25">
            <text:p>台灣永旺信用卡(股)公司</text:p>
          </table:table-cell>
          <table:table-cell office:value-type="float" office:value="77889" table:style-name="ce26">
            <text:p>77,889</text:p>
          </table:table-cell>
          <table:table-cell office:value-type="float" office:value="35329" table:style-name="ce26">
            <text:p>35,329</text:p>
          </table:table-cell>
          <table:table-cell office:value-type="float" office:value="72" table:style-name="ce26">
            <text:p>72</text:p>
          </table:table-cell>
          <table:table-cell office:value-type="float" office:value="3363" table:style-name="ce26">
            <text:p>3,363</text:p>
          </table:table-cell>
          <table:table-cell office:value-type="float" office:value="263769" table:style-name="ce26">
            <text:p>263,769</text:p>
          </table:table-cell>
          <table:table-cell office:value-type="float" office:value="41340" table:style-name="ce26">
            <text:p>41,340</text:p>
          </table:table-cell>
          <table:table-cell office:value-type="float" office:value="150661" table:style-name="ce26">
            <text:p>150,661</text:p>
          </table:table-cell>
          <table:table-cell office:value-type="float" office:value="1935" table:style-name="ce26">
            <text:p>1,935</text:p>
          </table:table-cell>
          <table:table-cell office:value-type="float" office:value="0.9934219358303128" table:style-name="ce27">
            <text:p>0.99</text:p>
          </table:table-cell>
          <table:table-cell office:value-type="float" office:value="0.2129294014110768" table:style-name="ce27">
            <text:p>0.21</text:p>
          </table:table-cell>
          <table:table-cell office:value-type="float" office:value="1882.253085487486" table:style-name="ce27">
            <text:p>1,882.25</text:p>
          </table:table-cell>
          <table:table-cell office:value-type="float" office:value="2170" table:style-name="ce26">
            <text:p>2,170</text:p>
          </table:table-cell>
          <table:table-cell office:value-type="float" office:value="2170" table:style-name="ce26">
            <text:p>2,170</text:p>
          </table:table-cell>
          <table:table-cell table:number-columns-repeated="16370"/>
        </table:table-row>
        <table:table-row table:style-name="ro2">
          <table:table-cell office:value-type="string" table:style-name="ce28">
            <text:p>總計</text:p>
          </table:table-cell>
          <table:table-cell office:value-type="float" office:value="40484992" table:formula="msoxl:=SUM(B9:B44)" table:style-name="ce26">
            <text:p>40,484,992</text:p>
          </table:table-cell>
          <table:table-cell office:value-type="float" office:value="26842405" table:formula="msoxl:=SUM(C9:C44)" table:style-name="ce26">
            <text:p>26,842,405</text:p>
          </table:table-cell>
          <table:table-cell office:value-type="float" office:value="420663" table:formula="msoxl:=SUM(D9:D44)" table:style-name="ce26">
            <text:p>420,663</text:p>
          </table:table-cell>
          <table:table-cell office:value-type="float" office:value="636310" table:formula="msoxl:=SUM(E9:E44)" table:style-name="ce26">
            <text:p>636,310</text:p>
          </table:table-cell>
          <table:table-cell office:value-type="float" office:value="109234178" table:formula="msoxl:=SUM(F9:F44)" table:style-name="ce26">
            <text:p>109,234,178</text:p>
          </table:table-cell>
          <table:table-cell office:value-type="float" office:value="96454732" table:formula="msoxl:=SUM(G9:G44)" table:style-name="ce26">
            <text:p>96,454,732</text:p>
          </table:table-cell>
          <table:table-cell office:value-type="float" office:value="201013405" table:formula="msoxl:=SUM(H9:H44)" table:style-name="ce26">
            <text:p>201,013,405</text:p>
          </table:table-cell>
          <table:table-cell office:value-type="float" office:value="1862464" table:formula="msoxl:=SUM(I9:I44)" table:style-name="ce26">
            <text:p>1,862,464</text:p>
          </table:table-cell>
          <table:table-cell office:value-type="float" office:value="0.2531464934079829" table:style-name="ce27">
            <text:p>0.25</text:p>
          </table:table-cell>
          <table:table-cell office:value-type="float" office:value="2.9605790921463662E-2" table:style-name="ce27">
            <text:p>0.03</text:p>
          </table:table-cell>
          <table:table-cell office:value-type="float" office:value="582.81854236126287" table:style-name="ce27">
            <text:p>582.82</text:p>
          </table:table-cell>
          <table:table-cell office:value-type="float" office:value="441623" table:formula="msoxl:=SUM(M9:M44)" table:style-name="ce26">
            <text:p>441,623</text:p>
          </table:table-cell>
          <table:table-cell office:value-type="float" office:value="441623" table:formula="msoxl:=SUM(N9:N44)" table:style-name="ce26">
            <text:p>441,623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一、資料來源：各金融機構自行申報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二、揭露項目及認定標準：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1.流通卡數：發卡總數減停卡總數，且卡片狀況為正常者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2.有效卡數：最近六個月有消費紀錄之卡，不含Debit卡，只有郵購分期交易亦算有效卡，不含只有循環繳款之卡片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3.當月發卡數：不含補發卡、續卡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4.當月停卡數：指新增停卡部分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5.循環信用餘額：係指持卡人使用循環信用之餘額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6.未到期分期付款餘額：包括預借現金分期、消費帳款分期及帳單分期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7.當月簽帳金額：係指持卡人當月刷卡消費金額，如屬分期消費帳款應於消費當月全數申報本欄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8.當月預借現金金額：係指持卡人當月動用預借現金金額，如屬分期預借現金應於動用當月全數申報本欄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9.逾期帳款：指持卡人每月繳款金額未達最低應繳金額、及雖未超逾期限但已向主、從債務人訴追者，其應付帳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　　　　　　款。若持卡人已逾期達數月，而嗣後繳付金額僅涵蓋一個月的最低應繳金額，則逾期期間減少一個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　　　　　　月，須俟持卡人將所積欠各期最低應繳金額全部償還後，始得回復為未逾期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10.備抵呆帳提足率：實際提列備抵呆帳占應提備抵呆帳之比率。</text:p>
          </table:table-cell>
          <table:table-cell table:number-columns-repeated="13" table:style-name="ce5"/>
          <table:table-cell table:number-columns-repeated="16370"/>
        </table:table-row>
        <table:table-row table:number-rows-repeated="17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table:number-columns-repeated="14" table:style-name="ce5"/>
          <table:table-cell table:number-columns-repeated="16370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590551181102362in" fo:margin-right="0.196850393700787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.590551181102362in" fo:margin-right="0.196850393700787in" fo:margin-bottom="0in"/>
      </style:header-style>
      <style:footer-style>
        <style:header-footer-properties fo:min-height="0.433070866141732in" fo:margin-left="0.590551181102362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2-20T08:53:23Z</meta:creation-date>
    <dc:date>2017-02-20T08:58:53Z</dc:date>
    <meta:print-date>2017-02-20T08:55:37Z</meta:print-date>
  </office:meta>
</office:document-meta>
</file>